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3.208cm" style:rel-width="80%" table:align="center" style:may-break-between-rows="false" style:writing-mode="lr-tb"/>
    </style:style>
    <style:style style:name="Table4.A" style:family="table-column">
      <style:table-column-properties style:column-width="1.651cm" style:rel-column-width="6552*"/>
    </style:style>
    <style:style style:name="Table4.A1" style:family="table-cell">
      <style:table-cell-properties style:vertical-align="middle" fo:background-color="#cccccc" fo:padding="0.093cm"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93cm" fo:border="0.05pt solid #808080">
        <style:background-image/>
      </style:table-cell-properties>
    </style:style>
    <style:style style:name="Table4.A2" style:family="table-cell">
      <style:table-cell-properties style:vertical-align="middle" fo:padding="0.093cm" fo:border-left="0.05pt solid #808080" fo:border-right="none" fo:border-top="none" fo:border-bottom="0.05pt solid #808080"/>
    </style:style>
    <style:style style:name="Table4.G2" style:family="table-cell">
      <style:table-cell-properties style:vertical-align="middle" fo:padding="0.093cm" fo:border-left="0.05pt solid #808080" fo:border-right="0.05pt solid #808080" fo:border-top="none" fo:border-bottom="0.05pt solid #808080"/>
    </style:style>
    <style:style style:name="Table5" style:family="table">
      <style:table-properties style:width="14.072cm" style:rel-width="80%" table:align="center" style:may-break-between-rows="false" style:writing-mode="lr-tb"/>
    </style:style>
    <style:style style:name="Table5.A" style:family="table-column">
      <style:table-column-properties style:column-width="1.759cm" style:rel-column-width="6552*"/>
    </style:style>
    <style:style style:name="Table5.A1" style:family="table-cell">
      <style:table-cell-properties style:vertical-align="middle" fo:background-color="#cccccc" fo:padding="0.093cm"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93cm" fo:border="0.05pt solid #808080">
        <style:background-image/>
      </style:table-cell-properties>
    </style:style>
    <style:style style:name="Table5.A2" style:family="table-cell">
      <style:table-cell-properties style:vertical-align="middle" fo:padding="0.093cm" fo:border-left="0.05pt solid #808080" fo:border-right="none" fo:border-top="none" fo:border-bottom="0.05pt solid #808080"/>
    </style:style>
    <style:style style:name="Table5.G2" style:family="table-cell">
      <style:table-cell-properties style:vertical-align="middle" fo:padding="0.093cm" fo:border-left="0.05pt solid #808080" fo:border-right="0.05pt solid #808080" fo:border-top="none" fo:border-bottom="0.05pt solid #808080"/>
    </style:style>
    <style:style style:name="Table5.A3" style:family="table-cell">
      <style:table-cell-properties style:vertical-align="middle" fo:padding="0.093cm" fo:border-left="0.05pt solid #808080" fo:border-right="none" fo:border-top="none" fo:border-bottom="0.05pt solid #808080"/>
    </style:style>
    <style:style style:name="Table5.B3" style:family="table-cell">
      <style:table-cell-properties style:vertical-align="middle" fo:padding="0.093cm" fo:border-left="0.05pt solid #808080" fo:border-right="none" fo:border-top="none" fo:border-bottom="0.05pt solid #808080"/>
    </style:style>
    <style:style style:name="Table5.C3" style:family="table-cell">
      <style:table-cell-properties style:vertical-align="middle" fo:padding="0.093cm" fo:border-left="0.05pt solid #808080" fo:border-right="none" fo:border-top="none" fo:border-bottom="0.05pt solid #808080"/>
    </style:style>
    <style:style style:name="Table5.D3" style:family="table-cell">
      <style:table-cell-properties style:vertical-align="middle" fo:padding="0.093cm" fo:border-left="0.05pt solid #808080" fo:border-right="none" fo:border-top="none" fo:border-bottom="0.05pt solid #808080"/>
    </style:style>
    <style:style style:name="Table5.E3" style:family="table-cell">
      <style:table-cell-properties style:vertical-align="middle" fo:padding="0.093cm" fo:border-left="0.05pt solid #808080" fo:border-right="none" fo:border-top="none" fo:border-bottom="0.05pt solid #808080"/>
    </style:style>
    <style:style style:name="Table5.F3" style:family="table-cell">
      <style:table-cell-properties style:vertical-align="middle" fo:padding="0.093cm" fo:border-left="0.05pt solid #808080" fo:border-right="0.05pt solid #808080" fo:border-top="none" fo:border-bottom="0.05pt solid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6" style:family="paragraph" style:parent-style-name="Standard">
      <style:paragraph-properties fo:margin-top="0cm" fo:margin-bottom="0cm" loext:contextual-spacing="false"/>
    </style:style>
    <style:style style:name="P7" style:family="paragraph" style:parent-style-name="Table_20_Contents">
      <style:paragraph-properties fo:margin-top="0cm" fo:margin-bottom="0cm" loext:contextual-spacing="false" fo:text-align="center" style:justify-single-word="false"/>
    </style:style>
    <style:style style:name="P8" style:family="paragraph" style:parent-style-name="Standard">
      <style:text-properties officeooo:paragraph-rsid="00257083"/>
    </style:style>
    <style:style style:name="P9" style:family="paragraph" style:parent-style-name="Standard">
      <style:text-properties officeooo:rsid="00257083" officeooo:paragraph-rsid="00257083"/>
    </style:style>
    <style:style style:name="P10" style:family="paragraph" style:parent-style-name="Standard">
      <style:text-properties officeooo:paragraph-rsid="003c8b5a"/>
    </style:style>
    <style:style style:name="P11" style:family="paragraph" style:parent-style-name="Standard">
      <style:text-properties officeooo:paragraph-rsid="00227e7c"/>
    </style:style>
    <style:style style:name="P12" style:family="paragraph" style:parent-style-name="Standard">
      <style:text-properties officeooo:paragraph-rsid="002864f2"/>
    </style:style>
    <style:style style:name="P13" style:family="paragraph" style:parent-style-name="Standard">
      <style:text-properties officeooo:paragraph-rsid="003a2b92"/>
    </style:style>
    <style:style style:name="P14" style:family="paragraph" style:parent-style-name="Text_20_body">
      <style:paragraph-properties fo:margin-top="0.21cm" fo:margin-bottom="0.21cm" loext:contextual-spacing="false" fo:text-align="center" style:justify-single-word="false" fo:keep-with-next="always"/>
      <style:text-properties fo:font-size="12pt" fo:font-style="italic"/>
    </style:style>
    <style:style style:name="P15"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6" style:family="paragraph" style:parent-style-name="Contents_20_3">
      <style:paragraph-properties>
        <style:tab-stops>
          <style:tab-stop style:position="17.59cm" style:type="right" style:leader-style="dotted" style:leader-text="."/>
        </style:tab-stops>
      </style:paragraph-properties>
    </style:style>
    <style:style style:name="P17" style:family="paragraph" style:parent-style-name="Contents_20_4">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59cm" style:type="right" style:leader-style="dotted" style:leader-text="."/>
        </style:tab-stops>
      </style:paragraph-properties>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Heading_20_1" style:master-page-name="First_20_Page">
      <style:paragraph-properties style:page-number="auto"/>
    </style:style>
    <style:style style:name="P21" style:family="paragraph" style:parent-style-name="Heading_20_1">
      <style:paragraph-properties fo:break-before="page"/>
    </style:style>
    <style:style style:name="P22" style:family="paragraph" style:parent-style-name="Footer">
      <style:paragraph-properties>
        <style:tab-stops>
          <style:tab-stop style:position="7.62cm" style:type="center"/>
          <style:tab-stop style:position="16.51cm" style:type="right"/>
        </style:tab-stops>
      </style:paragraph-properties>
    </style:style>
    <style:style style:name="P23" style:family="paragraph" style:parent-style-name="Footer">
      <style:paragraph-properties fo:text-align="start" style:justify-single-word="false" text:number-lines="false" text:line-number="0">
        <style:tab-stops>
          <style:tab-stop style:position="7.62cm" style:type="center"/>
          <style:tab-stop style:position="17.63cm" style:type="right"/>
        </style:tab-stops>
      </style:paragraph-properties>
    </style:style>
    <style:style style:name="P24"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3d52c2"/>
    </style:style>
    <style:style style:name="P25" style:family="paragraph" style:parent-style-name="Heading_20_4">
      <style:text-properties officeooo:rsid="002864f2" officeooo:paragraph-rsid="002864f2"/>
    </style:style>
    <style:style style:name="P26" style:family="paragraph" style:parent-style-name="Heading_20_4">
      <style:text-properties officeooo:rsid="002764ad" officeooo:paragraph-rsid="002764ad"/>
    </style:style>
    <style:style style:name="P27" style:family="paragraph" style:parent-style-name="Heading_20_4">
      <style:text-properties officeooo:paragraph-rsid="00227e7c"/>
    </style:style>
    <style:style style:name="P28" style:family="paragraph" style:parent-style-name="Standard" style:list-style-name="L1">
      <style:text-properties officeooo:paragraph-rsid="0031f2b1"/>
    </style:style>
    <style:style style:name="P29" style:family="paragraph" style:parent-style-name="Standard" style:list-style-name="L1">
      <style:text-properties style:font-name="Times New Roman1"/>
    </style:style>
    <style:style style:name="P30" style:family="paragraph" style:parent-style-name="Standard" style:list-style-name="L2"/>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d227f"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1d227f" style:font-size-asian="8pt"/>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2864f2"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0" style:family="text">
      <style:text-properties fo:font-size="9pt" style:font-size-asian="9pt"/>
    </style:style>
    <style:style style:name="T11" style:family="text">
      <style:text-properties officeooo:rsid="001e7891"/>
    </style:style>
    <style:style style:name="T12" style:family="text">
      <style:text-properties officeooo:rsid="001fea14"/>
    </style:style>
    <style:style style:name="T13" style:family="text">
      <style:text-properties officeooo:rsid="002f93b8"/>
    </style:style>
    <style:style style:name="T14" style:family="text">
      <style:text-properties officeooo:rsid="00215b57"/>
    </style:style>
    <style:style style:name="T15" style:family="text">
      <style:text-properties officeooo:rsid="00224ed1"/>
    </style:style>
    <style:style style:name="T16" style:family="text">
      <style:text-properties officeooo:rsid="002474f0"/>
    </style:style>
    <style:style style:name="T17" style:family="text">
      <style:text-properties officeooo:rsid="003528e2"/>
    </style:style>
    <style:style style:name="T18" style:family="text">
      <style:text-properties officeooo:rsid="003a2b92"/>
    </style:style>
    <style:style style:name="T19" style:family="text">
      <style:text-properties officeooo:rsid="00257083"/>
    </style:style>
    <style:style style:name="T20" style:family="text">
      <style:text-properties style:text-underline-style="solid" style:text-underline-width="auto" style:text-underline-color="font-color"/>
    </style:style>
    <style:style style:name="T21" style:family="text">
      <style:text-properties fo:color="#000000" fo:font-size="12pt" style:font-name-asian="TimesNewRomanPSMT" style:font-size-asian="12pt" style:font-name-complex="TimesNewRomanPSMT" style:font-size-complex="12pt"/>
    </style:style>
    <style:style style:name="T22" style:family="text">
      <style:text-properties style:text-underline-style="none"/>
    </style:style>
    <style:style style:name="T23" style:family="text">
      <style:text-properties style:text-underline-style="none" officeooo:rsid="002f93b8"/>
    </style:style>
    <style:style style:name="T24" style:family="text">
      <style:text-properties officeooo:rsid="00227e7c"/>
    </style:style>
    <style:style style:name="T25" style:family="text">
      <style:text-properties officeooo:rsid="002764ad"/>
    </style:style>
    <style:style style:name="T26" style:family="text">
      <style:text-properties officeooo:rsid="002864f2"/>
    </style:style>
    <style:style style:name="T27" style:family="text">
      <style:text-properties officeooo:rsid="0029567a"/>
    </style:style>
    <style:style style:name="T28" style:family="text">
      <style:text-properties officeooo:rsid="002e5bce"/>
    </style:style>
    <style:style style:name="T29" style:family="text">
      <style:text-properties officeooo:rsid="0033b918"/>
    </style:style>
    <style:style style:name="T30" style:family="text">
      <style:text-properties officeooo:rsid="0035d152"/>
    </style:style>
    <style:style style:name="T31" style:family="text">
      <style:text-properties officeooo:rsid="00391f4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tracked-changes>
        <text:changed-region xml:id="ct105553166950944" text:id="ct105553166950944">
          <text:insertion>
            <office:change-info>
              <dc:creator>David Harris</dc:creator>
              <dc:date>2016-02-06T13: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is technical note contains informative discussion and background for the corresponding “OpenLCB Event Identifiers <text:span text:style-name="T7">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text:span text:style-name="T28">U</text:span>nique Node I<text:span text:style-name="T11">dentifier</text:span> plus a 16-bit extension, there are some exceptions to this noted <text:span text:style-name="T7">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1">E</text:span>vent <text:span text:style-name="T11">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2">the manufacturer or user</text:span> define<text:span text:style-name="T12">s</text:span> are <text:span text:style-name="T20">required</text:span> to be within a Node ID space that <text:span text:style-name="T12">the manufacturer or user</text:span> control<text:span text:style-name="T12">s</text:span>. <text:s/>The low two bytes <text:span text:style-name="T13">can</text:span> be any number, so long as each value <text:span text:style-name="T12">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7">Byte 1</text:p>
          </table:table-cell>
          <table:table-cell table:style-name="Table4.A1" office:value-type="string">
            <text:p text:style-name="P7">Byte 2</text:p>
          </table:table-cell>
          <table:table-cell table:style-name="Table4.A1" office:value-type="string">
            <text:p text:style-name="P7">Byte 3</text:p>
          </table:table-cell>
          <table:table-cell table:style-name="Table4.A1" office:value-type="string">
            <text:p text:style-name="P7">Byte 4</text:p>
          </table:table-cell>
          <table:table-cell table:style-name="Table4.A1" office:value-type="string">
            <text:p text:style-name="P7">Byte 5</text:p>
          </table:table-cell>
          <table:table-cell table:style-name="Table4.A1" office:value-type="string">
            <text:p text:style-name="P7">Byte 6</text:p>
          </table:table-cell>
          <table:table-cell table:style-name="Table4.A1" office:value-type="string">
            <text:p text:style-name="P7">Byte 7</text:p>
          </table:table-cell>
          <table:table-cell table:style-name="Table4.H1" office:value-type="string">
            <text:p text:style-name="P7">Byte 8</text:p>
          </table:table-cell>
        </table:table-row>
        <table:table-row>
          <table:table-cell table:style-name="Table4.A2" table:number-columns-spanned="6" office:value-type="string">
            <text:p text:style-name="P7">Node ID assigned to you</text:p>
          </table:table-cell>
          <table:covered-table-cell/>
          <table:covered-table-cell/>
          <table:covered-table-cell/>
          <table:covered-table-cell/>
          <table:covered-table-cell/>
          <table:table-cell table:style-name="Table4.G2" table:number-columns-spanned="2" office:value-type="string">
            <text:p text:style-name="P7">Unique 16 bit extension</text:p>
          </table:table-cell>
          <table:covered-table-cell/>
        </table:table-row>
      </table:table>
      <text:p text:style-name="Text_20_body"><text:soft-page-break/></text:p>
      <text:p text:style-name="Standard">The Node ID part <text:span text:style-name="T13">can</text:span><text:change-start text:change-id="ct105553166950944"/><text:span text:style-name="T13"> </text:span><text:change-end text:change-id="ct105553166950944"/>be from real nodes <text:span text:style-name="T13">which a user</text:span> own<text:span text:style-name="T13">s</text:span>. <text:s/></text:p>
      <text:p text:style-name="Standard"><text:span text:style-name="T13">A</text:span> software configuration tool might define events and assign Event Identifiers to them. <text:s/>A board manufacturer may prefer <text:span text:style-name="T13">a</text:span> pushbutton configuration process. <text:s/>A modular club may decide that certain events form the “boundaries” of modules, and need to be assigned <text:span text:style-name="T17">W</text:span>ell-<text:span text:style-name="T17">K</text:span>nown Event Identifiers to make it easier to create large modular layouts. <text:s/>Whatever the method, the Event Identifiers need to be globally unique, <text:span text:style-name="T14">which</text:span> <text:span text:style-name="T14">is </text:span>ensure<text:span text:style-name="T14">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0">not</text:span><text:span text:style-name="T22"> be used for a </text:span><text:span text:style-name="T9">different</text:span><text:span text:style-name="T22"> purpose or meaning. <text:s/>This is because the meaning and its use is </text:span><text:span text:style-name="T20">shared across all of the nodes using it</text:span><text:span text:style-name="T22">, and unless it can be guaranteed that they all have been changed there will be conflict between them. <text:s/>It is much safer to use a new Event Identifier, and nodes will usually have a mechanism to supply new, “virgin” Event Id</text:span><text:span text:style-name="T23">entifier</text:span><text:span text:style-name="T22">s. <text:s/></text:span></text:p>
      <text:p text:style-name="Standard">Note that the Node ID part of an Event Identifier does not have to correspond to any physical node. <text:s/>So long as <text:span text:style-name="T14">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3">portion</text:span>, to do this. <text:s/><text:span text:style-name="T14">I</text:span>f a manufacturer had a range of Node IDs that included at least 12.34.56.78.9A.00 through 12.34.56.78.9A.FF (in other words, all possible values of the low byte), <text:span text:style-name="T14">t</text:span>he<text:span text:style-name="T14">y</text:span> could create a set of Event Identifiers with the low 24 bits used to carry a time value:</text:p>
      <text:p text:style-name="P14">Table 2: Example of defining a Set of Events</text:p>
      <table:table table:name="Table5" table:style-name="Table5">
        <table:table-column table:style-name="Table5.A" table:number-columns-repeated="8"/>
        <table:table-row>
          <table:table-cell table:style-name="Table5.A1" office:value-type="string">
            <text:p text:style-name="P7">Byte 1</text:p>
          </table:table-cell>
          <table:table-cell table:style-name="Table5.A1" office:value-type="string">
            <text:p text:style-name="P7">Byte 2</text:p>
          </table:table-cell>
          <table:table-cell table:style-name="Table5.A1" office:value-type="string">
            <text:p text:style-name="P7">Byte 3</text:p>
          </table:table-cell>
          <table:table-cell table:style-name="Table5.A1" office:value-type="string">
            <text:p text:style-name="P7">Byte 4</text:p>
          </table:table-cell>
          <table:table-cell table:style-name="Table5.A1" office:value-type="string">
            <text:p text:style-name="P7">Byte 5</text:p>
          </table:table-cell>
          <table:table-cell table:style-name="Table5.A1" office:value-type="string">
            <text:p text:style-name="P7">Byte 6</text:p>
          </table:table-cell>
          <table:table-cell table:style-name="Table5.A1" office:value-type="string">
            <text:p text:style-name="P7">Byte 7</text:p>
          </table:table-cell>
          <table:table-cell table:style-name="Table5.H1" office:value-type="string">
            <text:p text:style-name="P7">Byte 8</text:p>
          </table:table-cell>
        </table:table-row>
        <table:table-row>
          <table:table-cell table:style-name="Table5.A2" table:number-columns-spanned="6" office:value-type="string">
            <text:p text:style-name="P7">Assigned Node ID</text:p>
          </table:table-cell>
          <table:covered-table-cell/>
          <table:covered-table-cell/>
          <table:covered-table-cell/>
          <table:covered-table-cell/>
          <table:covered-table-cell/>
          <table:table-cell table:style-name="Table5.G2" table:number-columns-spanned="2" office:value-type="string">
            <text:p text:style-name="P7">Unique 16 bit extension</text:p>
          </table:table-cell>
          <table:covered-table-cell/>
        </table:table-row>
        <table:table-row>
          <table:table-cell table:style-name="Table5.E3" office:value-type="string">
            <text:p text:style-name="P7">0x12</text:p>
          </table:table-cell>
          <table:table-cell table:style-name="Table5.E3" office:value-type="string">
            <text:p text:style-name="P7">0x34</text:p>
          </table:table-cell>
          <table:table-cell table:style-name="Table5.E3" office:value-type="string">
            <text:p text:style-name="P7">0x56</text:p>
          </table:table-cell>
          <table:table-cell table:style-name="Table5.E3" office:value-type="string">
            <text:p text:style-name="P7">0x78</text:p>
          </table:table-cell>
          <table:table-cell table:style-name="Table5.E3" office:value-type="string">
            <text:p text:style-name="P7">0x9A</text:p>
          </table:table-cell>
          <table:table-cell table:style-name="Table5.F3" table:number-columns-spanned="3" office:value-type="string">
            <text:p text:style-name="P7">Time Value</text:p>
          </table:table-cell>
          <table:covered-table-cell/>
          <table:covered-table-cell/>
        </table:table-row>
      </table:table>
      <text:p text:style-name="Standard"/>
      <text:p text:style-name="Standard">This is guaranteed to be unique, no matter where one of these devices is <text:span text:style-name="T27">used</text:span>, because the node ID range is guaranteed to belong to the manufacturer, and <text:span text:style-name="T15">t</text:span>he<text:span text:style-name="T15">y</text:span> <text:span text:style-name="T13">wi</text:span>ll use it only once <text:span text:style-name="T27">for this purpose</text:span>. <text:s/></text:p>
      <text:h text:style-name="Heading_20_2" text:outline-level="2">References and Context</text:h>
      <text:p text:style-name="Standard">This <text:span text:style-name="T7">Standard</text:span> is in the context of the following OpenLCB Standards:</text:p>
      <text:list xml:id="list6276493790028955254" text:style-name="L1">
        <text:list-item>
          <text:p text:style-name="P29">The Message Network Standard, which <text:span text:style-name="T21">defines the basic messages and how they interact. Higher-level protocols are based on this message network, but are defined elsewhere.</text:span></text:p>
        </text:list-item>
        <text:list-item>
          <text:p text:style-name="P28">The Event Transport Standard, which defines the protocol for transporting events.</text:p>
        </text:list-item>
        <text:list-item>
          <text:p text:style-name="P28"><text:soft-page-break/>The Unique Identifiers Standard which defines the format and allocation of unique 48-bit identifiers.</text:p>
        </text:list-item>
      </text:list>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text:span text:style-name="T29">E</text:span>vent <text:span text:style-name="T29">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Well-Known Automatically-Routed</text:h>
      <text:p text:style-name="Standard">Unlike Node ID Based <text:span text:style-name="T29">E</text:span>vent <text:span text:style-name="T29">I</text:span>dentifiers, the Well-Known Automatically Routed <text:span text:style-name="T29">E</text:span>vent <text:span text:style-name="T29">I</text:span>dentifiers are explicitly defined by the Event Identifiers Standard for a specific purpose. <text:s/>Additionally, gateways are required to route these events to all segments.</text:p>
      <text:p text:style-name="P13">Note <text:span text:style-name="T18">a change</text:span> that it is not specified whether or not the <text:span text:style-name="T16">W</text:span>ell-<text:span text:style-name="T16">K</text:span>nown <text:span text:style-name="T16">A</text:span>utomatically <text:span text:style-name="T16">R</text:span>outed events <text:s/>participate in producer/consumer identify. <text:s/>The primary purpose of the producer/consumer identify is to pair consumers with produces, especially for the purpose of routing between OpenLCB segments. <text:s/>Since these <text:span text:style-name="T16">W</text:span>ell-<text:span text:style-name="T16">K</text:span>nown <text:span text:style-name="T16">A</text:span>utomatically-<text:span text:style-name="T16">R</text:span>outed events must always be routed, it could be argued that the identify events <text:s/>for these <text:span text:style-name="T17">W</text:span>ell-<text:span text:style-name="T17">K</text:span>nown Event Identifiers<text:span text:style-name="T18"> are redundant, but are retained for symmetry</text:span>.</text:p>
      <text:p text:style-name="P9">Though not explicitly required, it would be prudent for a manufacture to identify in a product<text:span text:style-name="T27">'</text:span>s documentation as to <text:span text:style-name="T27">which</text:span> Well-Known Automatically Routed events it produces and consumes, <text:s/>and <text:span text:style-name="T18">what are </text:span>the resulting actions it takes when these events occur.</text:p>
      <text:h text:style-name="Heading_20_4" text:outline-level="4">Emergency Off</text:h>
      <text:p text:style-name="P6"/>
      <text:p text:style-name="Standard">The Emergency Off <text:span text:style-name="T17">E</text:span>vent <text:span text:style-name="T17">I</text:span>dentifier (01.00.00.00.00.00.FF.FF) is a request for a node to de-energize all of its outputs. <text:s/>A node receiving this event may continue to remain a powered participant of the OpenLCB bus, but <text:span text:style-name="T19">may</text:span> de-energize any outputs unrelated to maintaining OpenLCB communications. <text:s/><text:span text:style-name="T19">The meaning of de-energize is not prescribed for any given node, it is up to the node manufacturer and/or user to prescribe what, if anything, should happen in the node if it receives this event. <text:s/></text:span>For example:</text:p>
      <text:list xml:id="list8967938201093287469" text:style-name="L2">
        <text:list-item>
          <text:p text:style-name="P30">If the node is a DCC <text:span text:style-name="T17">P</text:span>ower <text:span text:style-name="T17">Station</text:span>, it <text:span text:style-name="T19">might </text:span>disable its amplified DCC output.</text:p>
        </text:list-item>
        <text:list-item>
          <text:p text:style-name="P30">If the node is an accessory controlling turnout motors, it <text:span text:style-name="T19">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Emergency Stop</text:h>
      <text:p text:style-name="P6"/>
      <text:p text:style-name="P8">The Emergency Stop <text:span text:style-name="T30">E</text:span>vent <text:span text:style-name="T30">I</text:span>dentifier (01.00.00.00.00.00.FF.FD) is a request for a node to command all of its outputs to a safe state. <text:s/>A node receiving this event is not required to de-energize any of its outputs. <text:s/><text:span text:style-name="T19">The meaning of “safe state” is not prescribed for any given node, it is up to the node manufacturer and/or user to prescribe what, if anything, should happen in the node if it receives this event</text:span>. <text:s/>For example:</text:p>
      <text:list xml:id="list214334211070805" text:continue-numbering="true" text:style-name="L2">
        <text:list-item>
          <text:p text:style-name="P30">If the node is acting on behalf of one or more DCC trains, it m<text:span text:style-name="T19">ight</text:span> send the global emergency stop command onto the DCC signal bus.</text:p>
        </text:list-item>
        <text:list-item>
          <text:p text:style-name="P30">If the node is an accessory controlling turnout motors, it m<text:span text:style-name="T19">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25" text:outline-level="4">Other Well-Known Automatically Routed</text:h>
      <text:p text:style-name="P12">Other <text:span text:style-name="T26">Well-Known Automatically Routed Event Identifiers not discussed here have their uses prescribed and/or discussed elsewhere. <text:s/>No assumptions should be made about </text:span><text:span text:style-name="T8">the</text:span><text:span text:style-name="T26"> use of these Well-Known Automatically Routed Event Identifiers as prescribed by this document.</text:span></text:p>
      <text:h text:style-name="Heading_20_3" text:outline-level="3">Well-Known</text:h>
      <text:p text:style-name="P10">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9">Though not explicitly required, it would be prudent for a manufacture to identify in a product<text:span text:style-name="T31">'</text:span>s documentation as to <text:span text:style-name="T27">which</text:span> Well-Known events it produces and consumes and <text:span text:style-name="T18">what are </text:span>the resulting actions it takes when these events occur.</text:p>
      <text:h text:style-name="P26" text:outline-level="4">Duplicate Node ID</text:h>
      <text:p text:style-name="P10">The <text:span text:style-name="T25">Duplicate Node ID Detected event would typically be sent by a node that receives a packet from another node containing its own unique Node ID. <text:s/>The production of this event by a node is not explicitly required.</text:span></text:p>
      <text:h text:style-name="P27" text:outline-level="4"><text:soft-page-break/>MERG CBUS</text:h>
      <text:p text:style-name="P11">OpenLCB allocates a Node ID address space specifically for mapping MERG CBUS events into OpenLCB. <text:s/>CBUS events come in two types: <text:s/>long and short. <text:s/>A long event is uniquely identified by the <text:span text:style-name="T24">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11">CBUS events can also come in the form of a request. <text:s/>These requests should be translated into an Identify Producer on OpenLCB in order to solicit the <text:span text:style-name="T7">response</text:span> that the CBUS request is asking for. <text:s/>Two Identify Producer messages will have to be sent, one for the ON state range and another for an OFF state range, the response of which will need to be translated back for CBUS.</text:p>
      <text:h text:style-name="P25" text:outline-level="4">Other Well-Known</text:h>
      <text:p text:style-name="P10">Other <text:span text:style-name="T26">Well-Known Event Identifiers not discussed here have their uses prescribed and/or discussed elsewhere. <text:s/>No assumptions should be made about </text:span><text:span text:style-name="T8">the</text:span><text:span text:style-name="T26"> use of these Well-Known Event Identifiers as prescribed by this document.</text:span></text:p>
      <text:h text:style-name="P21"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s/>1 Introduction<text:tab/>1</text:p>
          <text:p text:style-name="P19"><text:s/>2 Annotations to the Standard<text:tab/>1</text:p>
          <text:p text:style-name="P18"><text:s/>2.1 Introduction<text:tab/>1</text:p>
          <text:p text:style-name="P18"><text:s/>2.2 Intended Use<text:tab/>1</text:p>
          <text:p text:style-name="P18"><text:s/>2.3 References and Context<text:tab/>2</text:p>
          <text:p text:style-name="P18"><text:s/>2.4 Format<text:tab/>3</text:p>
          <text:p text:style-name="P18"><text:s/>2.5 Allocation<text:tab/>3</text:p>
          <text:p text:style-name="P16"><text:s/>2.5.1 Node ID Based<text:tab/>3</text:p>
          <text:p text:style-name="P16"><text:s/>2.5.2 Well-Known Automatically-Routed<text:tab/>3</text:p>
          <text:p text:style-name="P17"><text:s/>2.5.2.1 Emergency Off<text:tab/>3</text:p>
          <text:p text:style-name="P17"><text:s/>2.5.2.2 Emergency Stop<text:tab/>4</text:p>
          <text:p text:style-name="P17"><text:s/>2.5.2.3 Other Well-Known Automatically Routed<text:tab/>4</text:p>
          <text:p text:style-name="P16"><text:s/>2.5.3 Well-Known<text:tab/>4</text:p>
          <text:p text:style-name="P17"><text:s/>2.5.3.1 Duplicate Node ID<text:tab/>4</text:p>
          <text:p text:style-name="P17"><text:s/>2.5.3.2 MERG CBUS<text:tab/>5</text:p>
          <text:p text:style-name="P17"><text:s/>2.5.3.3 Other Well-Known<text:tab/>5</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36cm" fo:margin-left="0.453cm" fo:margin-right="0.021cm" table:align="margins" style:writing-mode="lr-tb"/>
    </style:style>
    <style:style style:name="Table1.A" style:family="table-column">
      <style:table-column-properties style:column-width="8.407cm" style:rel-column-width="34357*"/>
    </style:style>
    <style:style style:name="Table1.B" style:family="table-column">
      <style:table-column-properties style:column-width="0.162cm" style:rel-column-width="663*"/>
    </style:style>
    <style:style style:name="Table1.C" style:family="table-column">
      <style:table-column-properties style:column-width="4.142cm" style:rel-column-width="16926*"/>
    </style:style>
    <style:style style:name="Table1.D" style:family="table-column">
      <style:table-column-properties style:column-width="3.325cm" style:rel-column-width="1358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3d52c2"/>
    </style:style>
    <style:style style:name="MP3" style:family="paragraph" style:parent-style-name="Footer">
      <style:paragraph-properties fo:text-align="start" style:justify-single-word="false" text:number-lines="false" text:line-number="0">
        <style:tab-stops>
          <style:tab-stop style:position="7.62cm" style:type="center"/>
          <style:tab-stop style:position="17.63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227f"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d227f"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3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Event Identifiers Technical Note</text:p>
      </style:header>
      <style:footer>
        <text:tracked-changes>
          <text:changed-region xml:id="ct105553167066752" text:id="ct105553167066752">
            <text:deletion>
              <office:change-info>
                <dc:creator>Unknown Author</dc:creator>
                <dc:date>2021-04-25T21:43:00</dc:date>
              </office:change-info>
              <text:p text:style-name="MP3"><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3"><text:user-defined style:data-style-name="N0" text:name="OLCBdate">Apr 25, 2021</text:user-defined></text:span></text:span></text:p>
            </text:deletion>
          </text:changed-region>
          <text:changed-region xml:id="ct105553167063840" text:id="ct105553167063840">
            <text:insertion>
              <office:change-info>
                <dc:creator>Unknown Author</dc:creator>
                <dc:date>2021-04-25T21:43:00</dc:date>
              </office:change-info>
            </text:insertion>
          </text:changed-region>
        </text:tracked-changes>
        <text:p text:style-name="MP2"><text:change text:change-id="ct105553167066752"/><text:change-start text:change-id="ct105553167063840"/><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user-defined style:data-style-name="N0" text:name="OLCBdate">Apr 25, 2021</text:user-defined></text:span></text:span><text:change-end text:change-id="ct105553167063840"/></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Event Identifiers</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66935008" text:id="ct105553166935008">
            <text:deletion>
              <office:change-info>
                <dc:creator>Unknown Author</dc:creator>
                <dc:date>2021-04-25T21:43:00</dc:date>
              </office:change-info>
              <text:p text:style-name="MP8"><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6</text:page-count></text:span></text:span><text:span text:style-name="Page_20_Number"><text:span text:style-name="MT6"> - </text:span></text:span><text:span text:style-name="Page_20_Number"><text:span text:style-name="MT7"><text:user-defined style:data-style-name="N0" text:name="OLCBdate">Apr 25, 2021</text:user-defined></text:span></text:span></text:p>
              <text:p text:style-name="MP8"><text:span text:style-name="Page_20_Number"><text:span text:style-name="MT4"/></text:span></text:p>
            </text:deletion>
          </text:changed-region>
          <text:changed-region xml:id="ct105553166937920" text:id="ct105553166937920">
            <text:insertion>
              <office:change-info>
                <dc:creator>Unknown Author</dc:creator>
                <dc:date>2021-04-25T21:43:00</dc:date>
              </office:change-info>
            </text:insertion>
          </text:changed-region>
        </text:tracked-changes>
        <text:p text:style-name="MP8"><text:change text:change-id="ct105553166935008"/><text:change-start text:change-id="ct105553166937920"/><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669379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46</meta:editing-cycles>
    <meta:editing-duration>P1DT4H39M23S</meta:editing-duration>
    <meta:generator>LibreOffice/5.2.3.3$MacOSX_X86_64 LibreOffice_project/d54a8868f08a7b39642414cf2c8ef2f228f780cf</meta:generator>
    <dc:date>2021-04-25T21:43:32.659513962</dc:date>
    <meta:document-statistic meta:table-count="3" meta:image-count="1" meta:object-count="0" meta:page-count="6" meta:paragraph-count="104" meta:word-count="2017" meta:character-count="12242" meta:non-whitespace-character-count="10253"/>
    <meta:user-defined meta:name="OLCBdate">Apr 25, 2021</meta:user-defined>
    <meta:user-defined meta:name="OLCBstatus">Adopted</meta:user-defined>
    <meta:user-defined meta:name="OLCByear">2021</meta:user-defined>
  </office:meta>
</office:document-meta>
</file>